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ll1" table:style-name="ta1">
        <table:shapes>
          <draw:frame draw:z-index="0" draw:style-name="gr1" draw:text-style-name="P1" svg:width="477.43mm" svg:height="178.23mm" svg:x="1.94mm" svg:y="54.19mm">
            <loext:p draw:notify-on-update-of-ranges="Full1.A2:Full1.A12 Full1.B1:Full1.B1 Full1.B2:Full1.B12 Full1.C1:Full1.C1 Full1.C2:Full1.C12 Full1.D1:Full1.D1 Full1.D2:Full1.D12 Full1.G1:Full1.G1 Full1.G2:Full1.G12 Full1.H1:Full1.H1 Full1.H2:Full1.H12 Full1.I1:Full1.I1 Full1.I2:Full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scendents</text:p>
          </table:table-cell>
          <table:table-cell office:value-type="string" calcext:value-type="string">
            <text:p>all 3 same</text:p>
          </table:table-cell>
          <table:table-cell office:value-type="string" calcext:value-type="string">
            <text:p>two equal</text:p>
          </table:table-cell>
          <table:table-cell office:value-type="string" calcext:value-type="string">
            <text:p>all different</text:p>
          </table:table-cell>
          <table:table-cell table:number-columns-repeated="2"/>
          <table:table-cell office:value-type="string" calcext:value-type="string">
            <text:p>eq all &amp; all+gloss</text:p>
          </table:table-cell>
          <table:table-cell office:value-type="string" calcext:value-type="string">
            <text:p>eq all &amp; freq</text:p>
          </table:table-cell>
          <table:table-cell office:value-type="string" calcext:value-type="string">
            <text:p>eq freq &amp; all+g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9" calcext:value-type="float">
            <text:p>11919</text:p>
          </table:table-cell>
          <table:table-cell office:value-type="float" office:value="50028" calcext:value-type="float">
            <text:p>50028</text:p>
          </table:table-cell>
          <table:table-cell office:value-type="float" office:value="20168" calcext:value-type="float">
            <text:p>20168</text:p>
          </table:table-cell>
          <table:table-cell table:number-columns-repeated="2"/>
          <table:table-cell office:value-type="float" office:value="54564" calcext:value-type="float">
            <text:p>54564</text:p>
          </table:table-cell>
          <table:table-cell office:value-type="float" office:value="14968" calcext:value-type="float">
            <text:p>14968</text:p>
          </table:table-cell>
          <table:table-cell office:value-type="float" office:value="19302" calcext:value-type="float">
            <text:p>19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87" calcext:value-type="float">
            <text:p>12487</text:p>
          </table:table-cell>
          <table:table-cell office:value-type="float" office:value="50533" calcext:value-type="float">
            <text:p>50533</text:p>
          </table:table-cell>
          <table:table-cell office:value-type="float" office:value="19095" calcext:value-type="float">
            <text:p>19095</text:p>
          </table:table-cell>
          <table:table-cell table:number-columns-repeated="2"/>
          <table:table-cell office:value-type="float" office:value="55349" calcext:value-type="float">
            <text:p>55349</text:p>
          </table:table-cell>
          <table:table-cell office:value-type="float" office:value="15389" calcext:value-type="float">
            <text:p>15389</text:p>
          </table:table-cell>
          <table:table-cell office:value-type="float" office:value="20158" calcext:value-type="float">
            <text:p>20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68" calcext:value-type="float">
            <text:p>13068</text:p>
          </table:table-cell>
          <table:table-cell office:value-type="float" office:value="50779" calcext:value-type="float">
            <text:p>50779</text:p>
          </table:table-cell>
          <table:table-cell office:value-type="float" office:value="18268" calcext:value-type="float">
            <text:p>18268</text:p>
          </table:table-cell>
          <table:table-cell table:number-columns-repeated="2"/>
          <table:table-cell office:value-type="float" office:value="55697" calcext:value-type="float">
            <text:p>55697</text:p>
          </table:table-cell>
          <table:table-cell office:value-type="float" office:value="15990" calcext:value-type="float">
            <text:p>15990</text:p>
          </table:table-cell>
          <table:table-cell office:value-type="float" office:value="21218" calcext:value-type="float">
            <text:p>21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25" calcext:value-type="float">
            <text:p>14125</text:p>
          </table:table-cell>
          <table:table-cell office:value-type="float" office:value="50285" calcext:value-type="float">
            <text:p>50285</text:p>
          </table:table-cell>
          <table:table-cell office:value-type="float" office:value="17705" calcext:value-type="float">
            <text:p>17705</text:p>
          </table:table-cell>
          <table:table-cell table:number-columns-repeated="2"/>
          <table:table-cell office:value-type="float" office:value="55844" calcext:value-type="float">
            <text:p>55844</text:p>
          </table:table-cell>
          <table:table-cell office:value-type="float" office:value="17071" calcext:value-type="float">
            <text:p>17071</text:p>
          </table:table-cell>
          <table:table-cell office:value-type="float" office:value="22691" calcext:value-type="float">
            <text:p>226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18" calcext:value-type="float">
            <text:p>14518</text:p>
          </table:table-cell>
          <table:table-cell office:value-type="float" office:value="50214" calcext:value-type="float">
            <text:p>50214</text:p>
          </table:table-cell>
          <table:table-cell office:value-type="float" office:value="17383" calcext:value-type="float">
            <text:p>17383</text:p>
          </table:table-cell>
          <table:table-cell table:number-columns-repeated="2"/>
          <table:table-cell office:value-type="float" office:value="55624" calcext:value-type="float">
            <text:p>55624</text:p>
          </table:table-cell>
          <table:table-cell office:value-type="float" office:value="17662" calcext:value-type="float">
            <text:p>17662</text:p>
          </table:table-cell>
          <table:table-cell office:value-type="float" office:value="23626" calcext:value-type="float">
            <text:p>236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139" calcext:value-type="float">
            <text:p>15139</text:p>
          </table:table-cell>
          <table:table-cell office:value-type="float" office:value="49621" calcext:value-type="float">
            <text:p>49621</text:p>
          </table:table-cell>
          <table:table-cell office:value-type="float" office:value="17355" calcext:value-type="float">
            <text:p>17355</text:p>
          </table:table-cell>
          <table:table-cell table:number-columns-repeated="2"/>
          <table:table-cell office:value-type="float" office:value="55353" calcext:value-type="float">
            <text:p>55353</text:p>
          </table:table-cell>
          <table:table-cell office:value-type="float" office:value="18463" calcext:value-type="float">
            <text:p>18463</text:p>
          </table:table-cell>
          <table:table-cell office:value-type="float" office:value="24546" calcext:value-type="float">
            <text:p>24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09" calcext:value-type="float">
            <text:p>15809</text:p>
          </table:table-cell>
          <table:table-cell office:value-type="float" office:value="48989" calcext:value-type="float">
            <text:p>48989</text:p>
          </table:table-cell>
          <table:table-cell office:value-type="float" office:value="17317" calcext:value-type="float">
            <text:p>17317</text:p>
          </table:table-cell>
          <table:table-cell table:number-columns-repeated="2"/>
          <table:table-cell office:value-type="float" office:value="55192" calcext:value-type="float">
            <text:p>55192</text:p>
          </table:table-cell>
          <table:table-cell office:value-type="float" office:value="19138" calcext:value-type="float">
            <text:p>19138</text:p>
          </table:table-cell>
          <table:table-cell office:value-type="float" office:value="25415" calcext:value-type="float">
            <text:p>254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49" calcext:value-type="float">
            <text:p>16149</text:p>
          </table:table-cell>
          <table:table-cell office:value-type="float" office:value="48851" calcext:value-type="float">
            <text:p>48851</text:p>
          </table:table-cell>
          <table:table-cell office:value-type="float" office:value="17115" calcext:value-type="float">
            <text:p>17115</text:p>
          </table:table-cell>
          <table:table-cell table:number-columns-repeated="2"/>
          <table:table-cell office:value-type="float" office:value="55192" calcext:value-type="float">
            <text:p>55192</text:p>
          </table:table-cell>
          <table:table-cell office:value-type="float" office:value="19815" calcext:value-type="float">
            <text:p>19815</text:p>
          </table:table-cell>
          <table:table-cell office:value-type="float" office:value="25957" calcext:value-type="float">
            <text:p>259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16" calcext:value-type="float">
            <text:p>16216</text:p>
          </table:table-cell>
          <table:table-cell office:value-type="float" office:value="48742" calcext:value-type="float">
            <text:p>48742</text:p>
          </table:table-cell>
          <table:table-cell office:value-type="float" office:value="17157" calcext:value-type="float">
            <text:p>1715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office:value-type="float" office:value="19879" calcext:value-type="float">
            <text:p>19879</text:p>
          </table:table-cell>
          <table:table-cell office:value-type="float" office:value="26341" calcext:value-type="float">
            <text:p>263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614" calcext:value-type="float">
            <text:p>16614</text:p>
          </table:table-cell>
          <table:table-cell office:value-type="float" office:value="48561" calcext:value-type="float">
            <text:p>48561</text:p>
          </table:table-cell>
          <table:table-cell office:value-type="float" office:value="16940" calcext:value-type="float">
            <text:p>16940</text:p>
          </table:table-cell>
          <table:table-cell table:number-columns-repeated="2"/>
          <table:table-cell office:value-type="float" office:value="54944" calcext:value-type="float">
            <text:p>54944</text:p>
          </table:table-cell>
          <table:table-cell office:value-type="float" office:value="20233" calcext:value-type="float">
            <text:p>20233</text:p>
          </table:table-cell>
          <table:table-cell office:value-type="float" office:value="26845" calcext:value-type="float">
            <text:p>268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62" calcext:value-type="float">
            <text:p>17062</text:p>
          </table:table-cell>
          <table:table-cell office:value-type="float" office:value="47877" calcext:value-type="float">
            <text:p>47877</text:p>
          </table:table-cell>
          <table:table-cell office:value-type="float" office:value="17176" calcext:value-type="float">
            <text:p>17176</text:p>
          </table:table-cell>
          <table:table-cell table:number-columns-repeated="2"/>
          <table:table-cell office:value-type="float" office:value="54481" calcext:value-type="float">
            <text:p>54481</text:p>
          </table:table-cell>
          <table:table-cell office:value-type="float" office:value="20941" calcext:value-type="float">
            <text:p>20941</text:p>
          </table:table-cell>
          <table:table-cell office:value-type="float" office:value="27520" calcext:value-type="float">
            <text:p>27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9:27:14.86510565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7:32:22.161243046</meta:creation-date>
    <dc:date>2016-04-18T19:28:50.565413060</dc:date>
    <meta:editing-duration>PT1M36S</meta:editing-duration>
    <meta:editing-cycles>2</meta:editing-cycles>
    <meta:generator>LibreOffice/5.0.5.2$Linux_X86_64 LibreOffice_project/0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744cm" svg:height="17.824cm" xlink:href=".." xlink:type="simple" chart:class="chart:line" chart:style-name="ch1">
        <chart:legend chart:legend-position="end" svg:x="43.516cm" svg:y="7.368cm" style:legend-expansion="high" chart:style-name="ch2"/>
        <chart:plot-area chart:style-name="ch3" table:cell-range-address="Full1.A2:Full1.D12 Full1.B1:Full1.D1 Full1.G1:Full1.I12" chart:data-source-has-labels="both" svg:x="0.954cm" svg:y="0.356cm" svg:width="41.608cm" svg:height="17.112cm">
          <chartooo:coordinate-region svg:x="2.131cm" svg:y="0.555cm" svg:width="40.151cm" svg:height="16.266cm"/>
          <chart:axis chart:dimension="x" chart:name="primary-x" chart:style-name="ch4" chartooo:axis-type="auto">
            <chartooo:date-scale/>
            <chart:categories table:cell-range-address="Full1.A2:Full1.A12"/>
          </chart:axis>
          <chart:axis chart:dimension="y" chart:name="primary-y" chart:style-name="ch4"/>
          <chart:series chart:style-name="ch5" chart:values-cell-range-address="Full1.B2:Full1.B12" chart:label-cell-address="Full1.B1:Full1.B1" chart:class="chart:line">
            <chart:data-point chart:repeated="11"/>
          </chart:series>
          <chart:series chart:style-name="ch6" chart:values-cell-range-address="Full1.C2:Full1.C12" chart:label-cell-address="Full1.C1:Full1.C1" chart:class="chart:line">
            <chart:data-point chart:repeated="11"/>
          </chart:series>
          <chart:series chart:style-name="ch7" chart:values-cell-range-address="Full1.D2:Full1.D12" chart:label-cell-address="Full1.D1:Full1.D1" chart:class="chart:line">
            <chart:data-point chart:repeated="11"/>
          </chart:series>
          <chart:series chart:style-name="ch8" chart:values-cell-range-address="Full1.G2:Full1.G12" chart:label-cell-address="Full1.G1:Full1.G1" chart:class="chart:line">
            <chart:data-point chart:repeated="11"/>
          </chart:series>
          <chart:series chart:style-name="ch9" chart:values-cell-range-address="Full1.H2:Full1.H12" chart:label-cell-address="Full1.H1:Full1.H1" chart:class="chart:line">
            <chart:data-point chart:repeated="11"/>
          </chart:series>
          <chart:series chart:style-name="ch10" chart:values-cell-range-address="Full1.I2:Full1.I12" chart:label-cell-address="Full1.I1:Full1.I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3 same</text:p>
                <draw:g>
                  <svg:desc>Full1.B1:Full1.B1</svg:desc>
                </draw:g>
              </table:table-cell>
              <table:table-cell office:value-type="string">
                <text:p>two equal</text:p>
                <draw:g>
                  <svg:desc>Full1.C1:Full1.C1</svg:desc>
                </draw:g>
              </table:table-cell>
              <table:table-cell office:value-type="string">
                <text:p>all different</text:p>
                <draw:g>
                  <svg:desc>Full1.D1:Full1.D1</svg:desc>
                </draw:g>
              </table:table-cell>
              <table:table-cell office:value-type="string">
                <text:p>eq all &amp; all+gloss</text:p>
                <draw:g>
                  <svg:desc>Full1.G1:Full1.G1</svg:desc>
                </draw:g>
              </table:table-cell>
              <table:table-cell office:value-type="string">
                <text:p>eq all &amp; freq</text:p>
                <draw:g>
                  <svg:desc>Full1.H1:Full1.H1</svg:desc>
                </draw:g>
              </table:table-cell>
              <table:table-cell office:value-type="string">
                <text:p>eq freq &amp; all+gloss</text:p>
                <draw:g>
                  <svg:desc>Full1.I1:Full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ull1.A2:Full1.A12</svg:desc>
                </draw:g>
              </table:table-cell>
              <table:table-cell office:value-type="float" office:value="11919">
                <text:p>11919</text:p>
                <draw:g>
                  <svg:desc>Full1.B2:Full1.B12</svg:desc>
                </draw:g>
              </table:table-cell>
              <table:table-cell office:value-type="float" office:value="50028">
                <text:p>50028</text:p>
                <draw:g>
                  <svg:desc>Full1.C2:Full1.C12</svg:desc>
                </draw:g>
              </table:table-cell>
              <table:table-cell office:value-type="float" office:value="20168">
                <text:p>20168</text:p>
                <draw:g>
                  <svg:desc>Full1.D2:Full1.D12</svg:desc>
                </draw:g>
              </table:table-cell>
              <table:table-cell office:value-type="float" office:value="54564">
                <text:p>54564</text:p>
                <draw:g>
                  <svg:desc>Full1.G2:Full1.G12</svg:desc>
                </draw:g>
              </table:table-cell>
              <table:table-cell office:value-type="float" office:value="14968">
                <text:p>14968</text:p>
                <draw:g>
                  <svg:desc>Full1.H2:Full1.H12</svg:desc>
                </draw:g>
              </table:table-cell>
              <table:table-cell office:value-type="float" office:value="19302">
                <text:p>19302</text:p>
                <draw:g>
                  <svg:desc>Full1.I2:Full1.I1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487">
                <text:p>12487</text:p>
              </table:table-cell>
              <table:table-cell office:value-type="float" office:value="50533">
                <text:p>50533</text:p>
              </table:table-cell>
              <table:table-cell office:value-type="float" office:value="19095">
                <text:p>19095</text:p>
              </table:table-cell>
              <table:table-cell office:value-type="float" office:value="55349">
                <text:p>55349</text:p>
              </table:table-cell>
              <table:table-cell office:value-type="float" office:value="15389">
                <text:p>15389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068">
                <text:p>13068</text:p>
              </table:table-cell>
              <table:table-cell office:value-type="float" office:value="50779">
                <text:p>50779</text:p>
              </table:table-cell>
              <table:table-cell office:value-type="float" office:value="18268">
                <text:p>18268</text:p>
              </table:table-cell>
              <table:table-cell office:value-type="float" office:value="55697">
                <text:p>55697</text:p>
              </table:table-cell>
              <table:table-cell office:value-type="float" office:value="15990">
                <text:p>15990</text:p>
              </table:table-cell>
              <table:table-cell office:value-type="float" office:value="21218">
                <text:p>212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125">
                <text:p>14125</text:p>
              </table:table-cell>
              <table:table-cell office:value-type="float" office:value="50285">
                <text:p>50285</text:p>
              </table:table-cell>
              <table:table-cell office:value-type="float" office:value="17705">
                <text:p>17705</text:p>
              </table:table-cell>
              <table:table-cell office:value-type="float" office:value="55844">
                <text:p>55844</text:p>
              </table:table-cell>
              <table:table-cell office:value-type="float" office:value="17071">
                <text:p>17071</text:p>
              </table:table-cell>
              <table:table-cell office:value-type="float" office:value="22691">
                <text:p>226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518">
                <text:p>14518</text:p>
              </table:table-cell>
              <table:table-cell office:value-type="float" office:value="50214">
                <text:p>50214</text:p>
              </table:table-cell>
              <table:table-cell office:value-type="float" office:value="17383">
                <text:p>17383</text:p>
              </table:table-cell>
              <table:table-cell office:value-type="float" office:value="55624">
                <text:p>55624</text:p>
              </table:table-cell>
              <table:table-cell office:value-type="float" office:value="17662">
                <text:p>17662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139">
                <text:p>15139</text:p>
              </table:table-cell>
              <table:table-cell office:value-type="float" office:value="49621">
                <text:p>49621</text:p>
              </table:table-cell>
              <table:table-cell office:value-type="float" office:value="17355">
                <text:p>17355</text:p>
              </table:table-cell>
              <table:table-cell office:value-type="float" office:value="55353">
                <text:p>55353</text:p>
              </table:table-cell>
              <table:table-cell office:value-type="float" office:value="18463">
                <text:p>18463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809">
                <text:p>15809</text:p>
              </table:table-cell>
              <table:table-cell office:value-type="float" office:value="48989">
                <text:p>48989</text:p>
              </table:table-cell>
              <table:table-cell office:value-type="float" office:value="17317">
                <text:p>17317</text:p>
              </table:table-cell>
              <table:table-cell office:value-type="float" office:value="55192">
                <text:p>55192</text:p>
              </table:table-cell>
              <table:table-cell office:value-type="float" office:value="19138">
                <text:p>19138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149">
                <text:p>16149</text:p>
              </table:table-cell>
              <table:table-cell office:value-type="float" office:value="48851">
                <text:p>48851</text:p>
              </table:table-cell>
              <table:table-cell office:value-type="float" office:value="17115">
                <text:p>17115</text:p>
              </table:table-cell>
              <table:table-cell office:value-type="float" office:value="55192">
                <text:p>55192</text:p>
              </table:table-cell>
              <table:table-cell office:value-type="float" office:value="19815">
                <text:p>19815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216">
                <text:p>16216</text:p>
              </table:table-cell>
              <table:table-cell office:value-type="float" office:value="48742">
                <text:p>48742</text:p>
              </table:table-cell>
              <table:table-cell office:value-type="float" office:value="17157">
                <text:p>17157</text:p>
              </table:table-cell>
              <table:table-cell office:value-type="float" office:value="54833">
                <text:p>54833</text:p>
              </table:table-cell>
              <table:table-cell office:value-type="float" office:value="19879">
                <text:p>19879</text:p>
              </table:table-cell>
              <table:table-cell office:value-type="float" office:value="26341">
                <text:p>263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14">
                <text:p>16614</text:p>
              </table:table-cell>
              <table:table-cell office:value-type="float" office:value="48561">
                <text:p>48561</text:p>
              </table:table-cell>
              <table:table-cell office:value-type="float" office:value="16940">
                <text:p>16940</text:p>
              </table:table-cell>
              <table:table-cell office:value-type="float" office:value="54944">
                <text:p>54944</text:p>
              </table:table-cell>
              <table:table-cell office:value-type="float" office:value="20233">
                <text:p>20233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062">
                <text:p>17062</text:p>
              </table:table-cell>
              <table:table-cell office:value-type="float" office:value="47877">
                <text:p>47877</text:p>
              </table:table-cell>
              <table:table-cell office:value-type="float" office:value="17176">
                <text:p>17176</text:p>
              </table:table-cell>
              <table:table-cell office:value-type="float" office:value="54481">
                <text:p>54481</text:p>
              </table:table-cell>
              <table:table-cell office:value-type="float" office:value="20941">
                <text:p>20941</text:p>
              </table:table-cell>
              <table:table-cell office:value-type="float" office:value="27520">
                <text:p>275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